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textarea-horizontal-align="justify" draw:textarea-vertical-align="middle" draw:auto-grow-height="false" fo:min-height="0cm" fo:min-width="0cm"/>
    </style:style>
    <style:style style:name="gr2" style:family="graphic" style:parent-style-name="standard">
      <style:graphic-properties svg:stroke-width="0.5cm" draw:marker-start="Arrow" draw:marker-start-width="1.05cm" draw:marker-end="Arrow" draw:marker-end-width="1.05cm" draw:textarea-horizontal-align="center" draw:textarea-vertical-align="middle" fo:padding-top="0.375cm" fo:padding-bottom="0.375cm" fo:padding-left="0.5cm" fo:padding-right="0.5cm"/>
    </style:style>
    <style:style style:name="gr3" style:family="graphic" style:parent-style-name="standard">
      <style:graphic-properties svg:stroke-width="0.5cm" draw:marker-start-width="0.95cm" draw:marker-end="Arrow" draw:marker-end-width="1.05cm" draw:textarea-horizontal-align="center" draw:textarea-vertical-align="middle" fo:padding-top="0.375cm" fo:padding-bottom="0.375cm" fo:padding-left="0.5cm" fo:padding-right="0.5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5" style:family="graphic" style:parent-style-name="standard">
      <style:graphic-properties draw:textarea-horizontal-align="justify" draw:textarea-vertical-align="middle" draw:auto-grow-height="false" fo:min-height="0cm" fo:min-width="0cm" fo:wrap-option="no-wrap"/>
    </style:style>
    <style:style style:name="gr6" style:family="graphic" style:parent-style-name="standard">
      <style:graphic-properties svg:stroke-width="0.3cm" draw:marker-start="Arrow" draw:marker-start-width="0.75cm" draw:marker-end="Arrow" draw:marker-end-width="0.75cm" draw:textarea-horizontal-align="center" draw:textarea-vertical-align="middle" fo:padding-top="0.275cm" fo:padding-bottom="0.275cm" fo:padding-left="0.4cm" fo:padding-right="0.4cm"/>
    </style:style>
    <style:style style:name="gr7" style:family="graphic" style:parent-style-name="standard">
      <style:graphic-properties draw:textarea-horizontal-align="justify" draw:textarea-vertical-align="middle" draw:auto-grow-height="false" fo:min-height="0cm" fo:min-width="0cm"/>
    </style:style>
    <style:style style:name="gr8" style:family="graphic" style:parent-style-name="standard">
      <style:graphic-properties draw:fill="solid" draw:fill-color="#33cc66" draw:textarea-horizontal-align="justify" draw:textarea-vertical-align="middle" draw:auto-grow-height="false" fo:min-height="0cm" fo:min-width="0cm"/>
    </style:style>
    <style:style style:name="gr9" style:family="graphic" style:parent-style-name="standard">
      <style:graphic-properties svg:stroke-width="0.2cm" draw:marker-start="Arrow" draw:marker-start-width="0.6cm" draw:marker-end="Arrow" draw:marker-end-width="0.6cm" draw:textarea-horizontal-align="center" draw:textarea-vertical-align="middle" fo:padding-top="0.225cm" fo:padding-bottom="0.225cm" fo:padding-left="0.35cm" fo:padding-right="0.35cm"/>
    </style:style>
    <style:style style:name="gr10" style:family="graphic" style:parent-style-name="standard">
      <style:graphic-properties draw:fill="solid" draw:fill-color="#00ae00" draw:textarea-vertical-align="middle" draw:auto-grow-height="false" fo:min-height="0.749cm" fo:min-width="0.499cm"/>
    </style:style>
    <style:style style:name="gr11" style:family="graphic" style:parent-style-name="standard">
      <style:graphic-properties draw:stroke="none" svg:stroke-color="#000000" draw:fill="none" draw:fill-color="#ffffff" draw:textarea-horizontal-align="left" draw:auto-grow-height="true" draw:auto-grow-width="false" fo:min-height="0.25cm" fo:min-width="2.56cm"/>
    </style:style>
    <style:style style:name="P1" style:family="paragraph">
      <style:paragraph-properties fo:text-align="center"/>
    </style:style>
    <style:style style:name="P2" style:family="paragraph">
      <style:paragraph-properties fo:text-align="center"/>
      <style:text-properties fo:font-weight="bold" style:font-weight-asian="bold" style:font-weight-complex="bold"/>
    </style:style>
    <style:style style:name="P3" style:family="paragraph">
      <style:paragraph-properties fo:text-align="center"/>
      <style:text-properties fo:font-size="12pt" fo:font-weight="bold" style:font-size-asian="12pt" style:font-weight-asian="bold" style:font-size-complex="12pt" style:font-weight-complex="bold"/>
    </style:style>
    <style:style style:name="P4" style:family="paragraph">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1" draw:id="id1" draw:layer="layout" svg:width="5cm" svg:height="8.5cm" svg:x="2cm" svg:y="3.5cm">
          <draw:glue-point draw:id="4" svg:x="5cm" svg:y="3.235cm" draw:escape-direction="right"/>
          <draw:glue-point draw:id="5" svg:x="5cm" svg:y="1.47cm"/>
          <text:p text:style-name="P1">LPC2106</text:p>
          <text:p text:style-name="P1">+</text:p>
          <text:p text:style-name="P1">ENC28J60</text:p>
          <text:p text:style-name="P1">+ </text:p>
          <text:p text:style-name="P1">JTAG</text:p>
          <draw:enhanced-geometry svg:viewBox="0 0 21600 21600" draw:type="rectangle" draw:enhanced-path="M 0 0 L 21600 0 21600 21600 0 21600 0 0 Z N"/>
        </draw:custom-shape>
        <draw:custom-shape draw:style-name="gr1" draw:text-style-name="P1" xml:id="id2" draw:id="id2" draw:layer="layout" svg:width="6cm" svg:height="6cm" svg:x="21.5cm" svg:y="1.5cm">
          <text:p text:style-name="P1">Web Browser</text:p>
          <text:p text:style-name="P1">+</text:p>
          <text:p text:style-name="P1">WebPage</text:p>
          <draw:enhanced-geometry svg:viewBox="0 0 21600 21600" draw:type="rectangle" draw:enhanced-path="M 0 0 L 21600 0 21600 21600 0 21600 0 0 Z N"/>
        </draw:custom-shape>
        <draw:connector draw:style-name="gr2" draw:text-style-name="P1" draw:layer="layout" svg:x1="7cm" svg:y1="7.75cm" svg:x2="21.5cm" svg:y2="4.5cm" draw:start-shape="id1" draw:start-glue-point="1" draw:end-shape="id2" draw:end-glue-point="3" svg:d="m7000 7750h7250v-3250h7250">
          <text:p/>
        </draw:connector>
        <draw:custom-shape draw:style-name="gr1" draw:text-style-name="P1" xml:id="id3" draw:id="id3" draw:layer="layout" svg:width="8.5cm" svg:height="2.5cm" svg:x="19.5cm" svg:y="14cm">
          <text:p text:style-name="P1">Input Ports</text:p>
          <draw:enhanced-geometry svg:viewBox="0 0 21600 21600" draw:type="rectangle" draw:enhanced-path="M 0 0 L 21600 0 21600 21600 0 21600 0 0 Z N"/>
        </draw:custom-shape>
        <draw:custom-shape draw:style-name="gr1" draw:text-style-name="P1" xml:id="id4" draw:id="id4" draw:layer="layout" svg:width="8.5cm" svg:height="2.5cm" svg:x="19.5cm" svg:y="17cm">
          <text:p text:style-name="P1">Output Ports</text:p>
          <draw:enhanced-geometry svg:viewBox="0 0 21600 21600" draw:type="rectangle" draw:enhanced-path="M 0 0 L 21600 0 21600 21600 0 21600 0 0 Z N"/>
        </draw:custom-shape>
        <draw:connector draw:style-name="gr3" draw:text-style-name="P1" draw:layer="layout" svg:x1="19.5cm" svg:y1="15.25cm" svg:x2="7cm" svg:y2="8.999cm" draw:start-shape="id3" draw:start-glue-point="3" draw:end-shape="id1" draw:end-glue-point="5" svg:d="m19500 15250h-6250v-6251h-6250">
          <text:p/>
        </draw:connector>
        <draw:connector draw:style-name="gr3" draw:text-style-name="P1" draw:layer="layout" draw:line-skew="-4.25cm" svg:x1="7cm" svg:y1="10.499cm" svg:x2="19.5cm" svg:y2="18.25cm" draw:start-shape="id1" draw:start-glue-point="4" draw:end-shape="id4" draw:end-glue-point="3" svg:d="m7000 10499h2000v7751h10500">
          <text:p/>
        </draw:connector>
        <draw:frame draw:style-name="gr4" draw:layer="layout" svg:width="5.586cm" svg:height="0.963cm" svg:x="13.5cm" svg:y="14cm">
          <draw:text-box>
            <text:p text:style-name="P1">Ecos I/O Interface</text:p>
          </draw:text-box>
        </draw:frame>
        <draw:frame draw:style-name="gr4" draw:layer="layout" svg:width="5.586cm" svg:height="0.963cm" svg:x="9.414cm" svg:y="17cm">
          <draw:text-box>
            <text:p text:style-name="P1">Ecos I/O Interface</text:p>
          </draw:text-box>
        </draw:frame>
        <draw:frame draw:style-name="gr4" draw:layer="layout" svg:width="3.478cm" svg:height="0.963cm" svg:x="13.414cm" svg:y="3.038cm">
          <draw:text-box>
            <text:p text:style-name="P1">HTTP/CGI</text:p>
          </draw:text-box>
        </draw:frame>
      </draw:page>
      <draw:page draw:name="page2" draw:style-name="dp1" draw:master-page-name="Default">
        <draw:custom-shape draw:style-name="gr1" draw:text-style-name="P2" xml:id="id5" draw:id="id5" draw:layer="layout" svg:width="4.5cm" svg:height="2cm" svg:x="1.5cm" svg:y="1.5cm">
          <text:p text:style-name="P1"><text:span text:style-name="T1">Ecos</text:span></text:p>
          <text:p text:style-name="P1"><text:span text:style-name="T1">LibTarget.a</text:span></text:p>
          <draw:enhanced-geometry svg:viewBox="0 0 21600 21600" draw:type="rectangle" draw:enhanced-path="M 0 0 L 21600 0 21600 21600 0 21600 0 0 Z N"/>
        </draw:custom-shape>
        <draw:custom-shape draw:style-name="gr1" draw:text-style-name="P2" xml:id="id7" draw:id="id7" draw:layer="layout" svg:width="3.5cm" svg:height="3.5cm" svg:x="21cm" svg:y="4cm">
          <text:p text:style-name="P1"><text:span text:style-name="T1">Enc28J60</text:span></text:p>
          <text:p text:style-name="P1"><text:span text:style-name="T1">+</text:span></text:p>
          <text:p text:style-name="P1"><text:span text:style-name="T1">Ethernet</text:span></text:p>
          <draw:enhanced-geometry svg:viewBox="0 0 21600 21600" draw:type="rectangle" draw:enhanced-path="M 0 0 L 21600 0 21600 21600 0 21600 0 0 Z N"/>
        </draw:custom-shape>
        <draw:custom-shape draw:style-name="gr5" draw:text-style-name="P2" xml:id="id6" draw:id="id6" draw:layer="layout" svg:width="11cm" svg:height="5cm" svg:x="4.5cm" svg:y="5.5cm">
          <text:p text:style-name="P1"><text:span text:style-name="T1">eCos Functions</text:span></text:p>
          <text:p text:style-name="P1"><text:span text:style-name="T1">+</text:span></text:p>
          <text:p text:style-name="P1"><text:span text:style-name="T1">Our API Virtualization </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6" draw:text-style-name="P1" draw:layer="layout" svg:x1="6cm" svg:y1="2.5cm" svg:x2="10cm" svg:y2="5.5cm" draw:start-shape="id5" draw:start-glue-point="1" draw:end-shape="id6" draw:end-glue-point="0" svg:d="m6000 2500h4000v3000">
          <text:p/>
        </draw:connector>
        <draw:connector draw:style-name="gr6" draw:text-style-name="P1" draw:layer="layout" svg:x1="21cm" svg:y1="5.75cm" svg:x2="15.5cm" svg:y2="8cm" draw:start-shape="id7" draw:start-glue-point="3" draw:end-shape="id6" svg:d="m21000 5750h-2749v2250h-2751">
          <text:p/>
        </draw:connector>
        <draw:custom-shape draw:style-name="gr7" draw:text-style-name="P1" draw:layer="layout" svg:width="10.5cm" svg:height="6.5cm" svg:x="16cm" svg:y="10.5cm">
          <text:p/>
          <draw:enhanced-geometry svg:viewBox="0 0 21600 21600" draw:mirror-horizontal="true" draw:type="rectangle" draw:enhanced-path="M 0 0 L 21600 0 21600 21600 0 21600 0 0 Z N"/>
        </draw:custom-shape>
        <draw:custom-shape draw:style-name="gr8" draw:text-style-name="P3" xml:id="id8" draw:id="id8" draw:layer="layout" svg:width="3cm" svg:height="1.5cm" svg:x="22cm" svg:y="11.5cm">
          <text:p text:style-name="P1"><text:span text:style-name="T2">UIP Send</text:span></text:p>
          <draw:enhanced-geometry svg:viewBox="0 0 21600 21600" draw:type="rectangle" draw:enhanced-path="M 0 0 L 21600 0 21600 21600 0 21600 0 0 Z N"/>
        </draw:custom-shape>
        <draw:custom-shape draw:style-name="gr8" draw:text-style-name="P3" xml:id="id10" draw:id="id10" draw:layer="layout" svg:width="3cm" svg:height="1.5cm" svg:x="22cm" svg:y="13.5cm">
          <text:p text:style-name="P1"><text:span text:style-name="T2">UIP Receive</text:span></text:p>
          <draw:enhanced-geometry svg:viewBox="0 0 21600 21600" draw:type="rectangle" draw:enhanced-path="M 0 0 L 21600 0 21600 21600 0 21600 0 0 Z N"/>
        </draw:custom-shape>
        <draw:custom-shape draw:style-name="gr8" draw:text-style-name="P3" xml:id="id9" draw:id="id9" draw:layer="layout" svg:width="3.5cm" svg:height="1.5cm" svg:x="20cm" svg:y="8.5cm">
          <text:p text:style-name="P1"><text:span text:style-name="T2">eth Send</text:span></text:p>
          <draw:enhanced-geometry svg:viewBox="0 0 21600 21600" draw:type="rectangle" draw:enhanced-path="M 0 0 L 21600 0 21600 21600 0 21600 0 0 Z N"/>
        </draw:custom-shape>
        <draw:custom-shape draw:style-name="gr8" draw:text-style-name="P3" xml:id="id11" draw:id="id11" draw:layer="layout" svg:width="3.5cm" svg:height="1.5cm" svg:x="20cm" svg:y="7cm">
          <text:p text:style-name="P1"><text:span text:style-name="T2">eth Receive</text:span></text:p>
          <draw:enhanced-geometry svg:viewBox="0 0 21600 21600" draw:type="rectangle" draw:enhanced-path="M 0 0 L 21600 0 21600 21600 0 21600 0 0 Z N"/>
        </draw:custom-shape>
        <draw:connector draw:style-name="gr9" draw:text-style-name="P1" draw:layer="layout" draw:line-skew="0.999cm" svg:x1="25cm" svg:y1="12.25cm" svg:x2="23.5cm" svg:y2="9.25cm" draw:start-shape="id8" draw:start-glue-point="1" draw:end-shape="id9" draw:end-glue-point="1" svg:d="m25000 12250h1500v-3000h-3000">
          <text:p/>
        </draw:connector>
        <draw:connector draw:style-name="gr9" draw:text-style-name="P1" draw:layer="layout" draw:line-skew="1.499cm" svg:x1="25cm" svg:y1="14.25cm" svg:x2="23.5cm" svg:y2="7.75cm" draw:start-shape="id10" draw:start-glue-point="1" draw:end-shape="id11" svg:d="m25000 14250h2000v-6500h-3500">
          <text:p/>
        </draw:connector>
        <draw:custom-shape draw:style-name="gr8" draw:text-style-name="P3" draw:layer="layout" svg:width="3.5cm" svg:height="1.5cm" draw:transform="rotate (1.5707963267946) translate (20.5cm 15cm)">
          <text:p text:style-name="P1"><text:span text:style-name="T2">UIP Activity</text:span></text:p>
          <draw:enhanced-geometry svg:viewBox="0 0 21600 21600" draw:type="rectangle" draw:enhanced-path="M 0 0 L 21600 0 21600 21600 0 21600 0 0 Z N"/>
        </draw:custom-shape>
        <draw:custom-shape draw:style-name="gr8" draw:text-style-name="P3" xml:id="id14" draw:id="id14" draw:layer="layout" svg:width="3.5cm" svg:height="1.5cm" draw:transform="rotate (1.5707963267946) translate (15.5cm 15cm)">
          <text:p text:style-name="P1"><text:span text:style-name="T2">Main App</text:span></text:p>
          <draw:enhanced-geometry svg:viewBox="0 0 21600 21600" draw:type="rectangle" draw:enhanced-path="M 0 0 L 21600 0 21600 21600 0 21600 0 0 Z N"/>
        </draw:custom-shape>
        <draw:custom-shape draw:style-name="gr10" draw:text-style-name="P1" draw:layer="layout" svg:width="3.5cm" svg:height="1cm" svg:x="17cm" svg:y="13cm">
          <text:p/>
          <draw:enhanced-geometry svg:viewBox="0 0 142 147" draw:mirror-horizontal="tru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10" draw:text-style-name="P1" draw:layer="layout" svg:width="3.5cm" svg:height="1cm" svg:x="17cm" svg:y="12cm">
          <text:p/>
          <draw:enhanced-geometry svg:viewBox="0 0 142 147" draw:mirror-horizontal="false"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
        </draw:custom-shape>
        <draw:custom-shape draw:style-name="gr8" draw:text-style-name="P3" xml:id="id13" draw:id="id13" draw:layer="layout" svg:width="9.5cm" svg:height="1.5cm" svg:x="16.5cm" svg:y="15.678cm">
          <text:p text:style-name="P1"><text:span text:style-name="T2">UIP APPCALL</text:span></text:p>
          <draw:enhanced-geometry svg:viewBox="0 0 21600 21600" draw:type="rectangle" draw:enhanced-path="M 0 0 L 21600 0 21600 21600 0 21600 0 0 Z N"/>
        </draw:custom-shape>
        <draw:frame draw:style-name="gr4" draw:text-style-name="P4" draw:layer="layout" svg:width="1.56cm" svg:height="0.983cm" svg:x="15.94cm" svg:y="10.5cm">
          <draw:text-box>
            <text:p><text:span text:style-name="T1">UIP</text:span></text:p>
          </draw:text-box>
        </draw:frame>
        <draw:custom-shape draw:style-name="gr1" draw:text-style-name="P2" xml:id="id12" draw:id="id12" draw:layer="layout" svg:width="9cm" svg:height="2cm" svg:x="1cm" svg:y="18cm">
          <text:p text:style-name="P1"><text:span text:style-name="T1">Automato Main Application</text:span></text:p>
          <draw:enhanced-geometry svg:viewBox="0 0 21600 21600" draw:type="rectangle" draw:enhanced-path="M 0 0 L 21600 0 21600 21600 0 21600 0 0 Z N"/>
        </draw:custom-shape>
        <draw:connector draw:style-name="gr6" draw:text-style-name="P1" draw:layer="layout" svg:x1="10cm" svg:y1="19cm" svg:x2="21.25cm" svg:y2="17.178cm" draw:start-shape="id12" draw:start-glue-point="1" draw:end-shape="id13" draw:end-glue-point="2" svg:d="m10000 19000h11250v-1822">
          <text:p/>
        </draw:connector>
        <draw:connector draw:style-name="gr6" draw:text-style-name="P1" draw:layer="layout" svg:x1="5.5cm" svg:y1="18cm" svg:x2="10cm" svg:y2="10.5cm" draw:start-shape="id12" draw:start-glue-point="0" draw:end-shape="id6" svg:d="m5500 18000v-3749h4500v-3751">
          <text:p/>
        </draw:connector>
        <draw:frame draw:style-name="gr11" draw:text-style-name="P4" draw:layer="layout" svg:width="4.26cm" svg:height="1.715cm" svg:x="24.5cm" svg:y="4cm">
          <draw:text-box>
            <text:p><text:span text:style-name="T1">Eth_Driver</text:span></text:p>
            <text:p><text:span text:style-name="T1"/></text:p>
          </draw:text-box>
        </draw:frame>
        <draw:connector draw:style-name="gr6" draw:text-style-name="P1" draw:layer="layout" svg:x1="10cm" svg:y1="19cm" svg:x2="15.5cm" svg:y2="13.25cm" draw:start-shape="id12" draw:start-glue-point="1" draw:end-shape="id14" draw:end-glue-point="0" svg:d="m10000 19000h2750v-5750h2750">
          <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t" fo:country="PT"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Nuno Cancelo</meta:initial-creator>
    <meta:creation-date>2011-07-16T17:27:34</meta:creation-date>
    <dc:date>2011-09-16T19:57:12.61</dc:date>
    <meta:editing-duration>PT30M13S</meta:editing-duration>
    <meta:editing-cycles>5</meta:editing-cycles>
    <meta:generator>LibreOffice/3.3$Win32 LibreOffice_project/330m19$Build-8</meta:generator>
    <meta:document-statistic meta:object-count="33"/>
    <meta:user-defined meta:name="Info 1"/>
    <meta:user-defined meta:name="Info 2"/>
    <meta:user-defined meta:name="Info 3"/>
    <meta:user-defined meta:name="Info 4"/>
  </office:meta>
</office:document-meta>
</file>